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432be" officeooo:paragraph-rsid="001432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2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wój półork ma pewne cechy odziedziczone od orczych przodków. </text:p>
      <text:p text:style-name="P1"><text:span text:style-name="T1">Zwiększenie wartości Atrybutów</text:span>: Twoja Siła wzrasta o 2, a Budowa o 1.</text:p>
      <text:p text:style-name="P1"><text:span text:style-name="T1">Wiek</text:span>: Półorki rozwijają się nieco szybciej od ludzi, osiągając dorosłość w wieku lat 14. Starzeją się szybciej niż ludzie i rzadko kiedy żyją dłużej niż 75 lat.</text:p>
      <text:p text:style-name="P1"><text:span text:style-name="T1">Charakter</text:span>: P<text:span text:style-name="T2">ó</text:span>łorki odziedziczają tendencję ku chaosowi do swoich orczych przodków, i nie posiadają silnej inklinacji ku dobru. Półorki wychowane pośród orków i chcąc<text:span text:style-name="T2">e</text:span> wśród nich <text:span text:style-name="T2">prze</text:span>żyć swe życia są zazwyczaj złe. </text:p>
      <text:p text:style-name="P1"><text:span text:style-name="T1">Rozmiar</text:span>: Półorki są nieco większe i bardziej umięśnione od ludzi, i mają od 5 do ponad 6 stóp wysokości. Jesteś Średniego rozmiaru.</text:p>
      <text:p text:style-name="P1"><text:span text:style-name="T1">Widzenie w ciemnościach</text:span>: Dzięki Twojej orczej krwi, świetnie widzisz w ciemnościach i półmroku. Możesz widzieć w półmroku w zasięgu 60 stóp jak w jasnym świetle i w ciemności jak w półmroku. Nie rozróżniasz kolorów po ciemku, tylko odcienie szarości.</text:p>
      <text:p text:style-name="P1"><text:span text:style-name="T1">Przerażający</text:span>: Uzyskujesz biegłość w umiejętności Zastraszanie. </text:p>
      <text:p text:style-name="P1"><text:span text:style-name="T1">Bezdenna odporność</text:span>: Kiedy twoje punkty życia są redukowane do 0, ale nie zostajesz zabity, Twoje punkty życia wynoszą zamiast tego 1. Nie możesz skorzystać z tej cechy ponownie dopóki nie zakończysz długiego odpoczynku.</text:p>
      <text:p text:style-name="P1"><text:span text:style-name="T1">Dzikie ataki</text:span>: Kiedy wyrzucasz trafienie krytyczne na ataku z bronią do walki wręcz, możesz rzucić dodatkowy raz jedną z kości broni i dodać wynik jako dodatkowe obrażenia ataku krytycznego.</text:p>
      <text:p text:style-name="P1"><text:span text:style-name="T1">Języki</text:span>: Mówisz, czytasz i piszesz we wspólnym i orczym. Orczy jest ostrym językiem z twardymi zgłoskami. Nie posiada on własnego alfabetu, zamiast tego korzystając z alfabetu krasnoludzkiego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2:04:56.864000000</dc:date>
    <meta:editing-duration>PT11M1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0" meta:word-count="235" meta:character-count="1549" meta:non-whitespace-character-count="1320"/>
  </office:meta>
</office:document-meta>
</file>